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703523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702932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70292480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6973312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0555317053414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7053158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705318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7053286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7053491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7053465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7054054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70535936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70537472">
                <table:table-cell table:style-name="SoftwareEngineer.A1" office:value-type="string">
                  <text:p text:style-name="Table_20_Subheading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70538496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70538240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70539008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7053875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7053977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705413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17053644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70542080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7-17T15:35:52.359556586</dc:date>
    <meta:editing-duration>PT4H48M52S</meta:editing-duration>
    <meta:editing-cycles>14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5" meta:non-whitespace-character-count="878"/>
  </office:meta>
</office:document-meta>
</file>